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8ca68" officeooo:paragraph-rsid="0018ca68"/>
    </style:style>
    <style:style style:name="P2" style:family="paragraph" style:parent-style-name="Standard">
      <style:text-properties officeooo:paragraph-rsid="0014bb7c"/>
    </style:style>
    <style:style style:name="P3" style:family="paragraph" style:parent-style-name="Standard">
      <style:text-properties officeooo:rsid="0018ca68" officeooo:paragraph-rsid="0018ca68"/>
    </style:style>
    <style:style style:name="P4" style:family="paragraph"/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5686f"/>
    </style:style>
    <style:style style:name="T2" style:family="text">
      <style:text-properties officeooo:rsid="0019ee37"/>
    </style:style>
    <style:style style:name="gr1" style:family="graphic">
      <style:graphic-properties style:repeat="scal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f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ptionsfeld 1" form:control-implementation="ooo:com.sun.star.form.component.RadioButton" xml:id="control2" form:id="control2" form:label="Ja" form:input-required="false" formx:group-name="Freud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sfeld 1" form:control-implementation="ooo:com.sun.star.form.component.RadioButton" xml:id="control3" form:id="control3" form:label="Nein" form:input-required="false" formx:group-name="Freud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sfeld 1" form:control-implementation="ooo:com.sun.star.form.component.RadioButton" xml:id="control4" form:id="control4" form:label="Kein Plan" form:input-required="false" formx:group-name="Freud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Markierfeld 1" form:control-implementation="ooo:com.sun.star.form.component.CheckBox" xml:id="control5" form:id="control5" form:label="Das Bes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" form:id="control6" form:label="Das Tolls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" form:id="control7" form:label="Das Schöns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" form:id="control8" form:label="Das Spannends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" form:id="control9" form:label="Das Langweiligs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image-frame form:name="Grafisches Steuerelement 1" form:control-implementation="ooo:com.sun.star.form.component.DatabaseImageControl" xml:id="control10" form:id="control1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est the PDF</text:h>
      <text:p text:style-name="P3">Kopieren Sie einen Witz, ein Gedicht oder ein anderes Stückchen Weisheit in das folgende Textfeld.</text:p>
      <text:p text:style-name="Standard"/>
      <text:p text:style-name="P2"><draw:control text:anchor-type="as-char" draw:z-index="0" draw:name="Steuerelement 1" draw:style-name="gr3" draw:text-style-name="P6" svg:width="16.606cm" svg:height="2.52cm" draw:control="control1"/></text:p>
      <text:p text:style-name="Standard"/>
      <text:p text:style-name="P3">Ich freue mich auf die Arbeit mit meinem eigenen Rechner im Unterricht.</text:p>
      <text:p text:style-name="P3"><draw:control text:anchor-type="as-char" draw:z-index="1" draw:name="Steuerelement 2" draw:style-name="gr2" draw:text-style-name="P5" svg:width="2.731cm" svg:height="0.625cm" draw:control="control2"/><draw:control text:anchor-type="as-char" draw:z-index="2" draw:name="Steuerelement 3" draw:style-name="gr2" draw:text-style-name="P5" svg:width="2.731cm" svg:height="0.625cm" draw:control="control3"/><draw:control text:anchor-type="as-char" draw:z-index="3" draw:name="Steuerelement 4" draw:style-name="gr2" draw:text-style-name="P5" svg:width="2.731cm" svg:height="0.625cm" draw:control="control4"/></text:p>
      <text:p text:style-name="P3"/>
      <text:p text:style-name="P3">Physik ist…</text:p>
      <text:p text:style-name="P3"><draw:control text:anchor-type="as-char" draw:z-index="4" draw:name="Steuerelement 5" draw:style-name="gr2" draw:text-style-name="P5" svg:width="3.853cm" svg:height="0.752cm" draw:control="control5"/></text:p>
      <text:p text:style-name="P3"><draw:control text:anchor-type="as-char" draw:z-index="5" draw:name="Steuerelement 6" draw:style-name="gr2" draw:text-style-name="P5" svg:width="3.853cm" svg:height="0.752cm" draw:control="control6"/></text:p>
      <text:p text:style-name="P3"><draw:control text:anchor-type="as-char" draw:z-index="6" draw:name="Steuerelement 7" draw:style-name="gr2" draw:text-style-name="P5" svg:width="3.853cm" svg:height="0.752cm" draw:control="control7"/></text:p>
      <text:p text:style-name="P3"><draw:control text:anchor-type="as-char" draw:z-index="7" draw:name="Steuerelement 8" draw:style-name="gr2" draw:text-style-name="P5" svg:width="3.853cm" svg:height="0.752cm" draw:control="control8"/></text:p>
      <text:p text:style-name="P3"><draw:control text:anchor-type="paragraph" draw:z-index="9" draw:name="Steuerelement 10" draw:style-name="gr1" draw:text-style-name="P4" svg:width="5.673cm" svg:height="2.424cm" svg:x="-0.168cm" svg:y="2.053cm" draw:control="control10"/><draw:control text:anchor-type="as-char" draw:z-index="8" draw:name="Steuerelement 9" draw:style-name="gr2" draw:text-style-name="P5" svg:width="3.853cm" svg:height="0.752cm" draw:control="control9"/></text:p>
      <text:p text:style-name="P3"/>
      <text:p text:style-name="P3">Hier kann man eine Skizze zeichen <text:span text:style-name="T2">(funktioniert mit meinem Smartphone und AdobePDF)</text:span>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MP1" style:family="paragraph" style:parent-style-name="Standard">
      <style:text-properties officeooo:paragraph-rsid="0014bb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 table:number-columns-repeated="3"/>
          <table:table-row table:style-name="TableLine94065608858608">
            <table:table-cell table:style-name="Tabelle1.A1" office:value-type="string">
              <text:p text:style-name="MP1">Leistungskurs Physik Q1</text:p>
            </table:table-cell>
            <table:table-cell table:style-name="Tabelle1.A1" office:value-type="string">
              <text:p text:style-name="MP1">Gravitation</text:p>
            </table:table-cell>
            <table:table-cell table:style-name="Tabelle1.C1" office:value-type="string">
              <text:p text:style-name="Table_20_Contents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1:31:00.652180912</meta:creation-date>
    <dc:date>2022-08-28T12:11:25.650097580</dc:date>
    <meta:editing-duration>PT28M52S</meta:editing-duration>
    <meta:editing-cycles>5</meta:editing-cycles>
    <meta:generator>LibreOffice/7.3.5.2$Linux_X86_64 LibreOffice_project/30$Build-2</meta:generator>
    <meta:document-statistic meta:table-count="1" meta:image-count="0" meta:object-count="0" meta:page-count="1" meta:paragraph-count="14" meta:word-count="55" meta:character-count="359" meta:non-whitespace-character-count="312"/>
  </office:meta>
</office:document-meta>
</file>